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bg" fo:country="BG" officeooo:rsid="00131983" officeooo:paragraph-rsid="001319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Здравей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bg" fo:country="BG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bg" fo:country="BG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20:33:11.589000000</meta:creation-date>
    <dc:date>2016-12-06T20:34:06.432000000</dc:date>
    <meta:editing-duration>PT55S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7"/>
    <meta:generator>LibreOffice/5.2.3.3$Windows_x86 LibreOffice_project/d54a8868f08a7b39642414cf2c8ef2f228f780cf</meta:generator>
  </office:meta>
</office:document-meta>
</file>